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3.549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4.12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_discard_seroprotected_older-onl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strain_index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A_Perth_16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B_Brisbane_60_2008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A_Perth_16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91" calcext:value-type="float">
            <text:p>0.91</text:p>
          </table:table-cell>
          <table:table-cell office:value-type="float" office:value="0.47" calcext:value-type="float">
            <text:p>0.47</text:p>
          </table:table-cell>
          <table:table-cell office:value-type="float" office:value="0.48" calcext:value-type="float">
            <text:p>0.48</text:p>
          </table:table-cell>
          <table:table-cell table:formula="of:=HYPERLINK(&quot;file:///home/yonatan/Documents/projects/vaccines/code/export/GSE59654.SDY404_B_Brisbane_60_2008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B_Wisonsin_01_2010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A_Victoria_361_2011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B_Wisonsin_01_2010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A_Victoria_361_2011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0.71" calcext:value-type="float">
            <text:p>0.71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743.SDY400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B_Brisbane_60_2008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Perth_16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Perth_16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B_Brisbane_60_2008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MFC</text:p>
          </table:table-cell>
          <table:table-cell office:value-type="float" office:value="1" calcext:value-type="float">
            <text:p>1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California_7_2009_AdjM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1080.SDY212</text:p>
          </table:table-cell>
          <table:table-cell office:value-type="string" calcext:value-type="string">
            <text:p>A_Brisbane_59_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.HAI</text:p>
          </table:table-cell>
          <table:table-cell office:value-type="float" office:value="0.64" calcext:value-type="float">
            <text:p>0.64</text:p>
          </table:table-cell>
          <table:table-cell office:value-type="float" office:value="0.62" calcext:value-type="float">
            <text:p>0.62</text:p>
          </table:table-cell>
          <table:table-cell office:value-type="float" office:value="0.64" calcext:value-type="float">
            <text:p>0.64</text:p>
          </table:table-cell>
          <table:table-cell table:formula="of:=HYPERLINK(&quot;file:///home/yonatan/Documents/projects/vaccines/code/export/GSE41080.SDY212_A_Brisbane_59_2007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1080.SDY212</text:p>
          </table:table-cell>
          <table:table-cell office:value-type="string" calcext:value-type="string">
            <text:p>A_Brisbane_10_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58" calcext:value-type="float">
            <text:p>0.58</text:p>
          </table:table-cell>
          <table:table-cell office:value-type="float" office:value="0.67" calcext:value-type="float">
            <text:p>0.67</text:p>
          </table:table-cell>
          <table:table-cell office:value-type="float" office:value="0.68" calcext:value-type="float">
            <text:p>0.68</text:p>
          </table:table-cell>
          <table:table-cell table:formula="of:=HYPERLINK(&quot;file:///home/yonatan/Documents/projects/vaccines/code/export/GSE41080.SDY212_A_Brisbane_10_2007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1080.SDY212</text:p>
          </table:table-cell>
          <table:table-cell office:value-type="string" calcext:value-type="string">
            <text:p>B_Florida_4_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66" calcext:value-type="float">
            <text:p>0.66</text:p>
          </table:table-cell>
          <table:table-cell office:value-type="float" office:value="0.62" calcext:value-type="float">
            <text:p>0.62</text:p>
          </table:table-cell>
          <table:table-cell office:value-type="float" office:value="0.66" calcext:value-type="float">
            <text:p>0.66</text:p>
          </table:table-cell>
          <table:table-cell table:formula="of:=HYPERLINK(&quot;file:///home/yonatan/Documents/projects/vaccines/code/export/GSE41080.SDY212_B_Florida_4_2006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75" calcext:value-type="float">
            <text:p>0.75</text:p>
          </table:table-cell>
          <table:table-cell table:formula="of:=HYPERLINK(&quot;file:///home/yonatan/Documents/projects/vaccines/code/export/GSE59654.SDY404_A_Perth_16_2009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654.SDY404_A_California_7_2009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.HAI</text:p>
          </table:table-cell>
          <table:table-cell office:value-type="float" office:value="0.75" calcext:value-type="float">
            <text:p>0.75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 table:formula="of:=HYPERLINK(&quot;file:///home/yonatan/Documents/projects/vaccines/code/export/GSE59654.SDY404_A_Perth_16_2009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.HAI</text:p>
          </table:table-cell>
          <table:table-cell office:value-type="float" office:value="0.85" calcext:value-type="float">
            <text:p>0.85</text:p>
          </table:table-cell>
          <table:table-cell office:value-type="float" office:value="0.63" calcext:value-type="float">
            <text:p>0.63</text:p>
          </table:table-cell>
          <table:table-cell office:value-type="float" office:value="0.69" calcext:value-type="float">
            <text:p>0.69</text:p>
          </table:table-cell>
          <table:table-cell table:formula="of:=HYPERLINK(&quot;file:///home/yonatan/Documents/projects/vaccines/code/export/GSE59654.SDY404_A_California_7_2009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B_Brisbane_60_2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.HAI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0.63" calcext:value-type="float">
            <text:p>0.63</text:p>
          </table:table-cell>
          <table:table-cell table:formula="of:=HYPERLINK(&quot;file:///home/yonatan/Documents/projects/vaccines/code/export/GSE59654.SDY404_B_Brisbane_60_2008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.HAI</text:p>
          </table:table-cell>
          <table:table-cell office:value-type="float" office:value="0.97" calcext:value-type="float">
            <text:p>0.97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table:formula="of:=HYPERLINK(&quot;file:///home/yonatan/Documents/projects/vaccines/code/export/GSE59743.SDY400_B_Wisonsin_01_2010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.HAI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.76" calcext:value-type="float">
            <text:p>0.76</text:p>
          </table:table-cell>
          <table:table-cell table:formula="of:=HYPERLINK(&quot;file:///home/yonatan/Documents/projects/vaccines/code/export/GSE59743.SDY400_A_California_7_2009_FC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Victoria_361_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67" calcext:value-type="float">
            <text:p>0.67</text:p>
          </table:table-cell>
          <table:table-cell table:formula="of:=HYPERLINK(&quot;file:///home/yonatan/Documents/projects/vaccines/code/export/GSE59743.SDY400_A_Victoria_361_2011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I.D28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55" calcext:value-type="float">
            <text:p>0.55</text:p>
          </table:table-cell>
          <table:table-cell table:formula="of:=HYPERLINK(&quot;file:///home/yonatan/Documents/projects/vaccines/code/export/GSE59743.SDY400_A_California_7_2009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.D28.HAI</text:p>
          </table:table-cell>
          <table:table-cell office:value-type="float" office:value="0.71" calcext:value-type="float">
            <text:p>0.71</text:p>
          </table:table-cell>
          <table:table-cell office:value-type="float" office:value="0.59" calcext:value-type="float">
            <text:p>0.59</text:p>
          </table:table-cell>
          <table:table-cell office:value-type="float" office:value="0.7" calcext:value-type="float">
            <text:p>0.7</text:p>
          </table:table-cell>
          <table:table-cell table:formula="of:=HYPERLINK(&quot;file:///home/yonatan/Documents/projects/vaccines/code/export/SDY67_A_California_7_2009_FC.D28.HAI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67</text:p>
          </table:table-cell>
          <table:table-cell office:value-type="string" calcext:value-type="string">
            <text:p>A_California_7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table:formula="of:=HYPERLINK(&quot;file:///home/yonatan/Documents/projects/vaccines/code/export/SDY67_A_California_7_2009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B_Brisbane_60_2008_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C</text:p>
          </table:table-cell>
          <table:table-cell office:value-type="float" office:value="0.55" calcext:value-type="float">
            <text:p>0.55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formula="of:=HYPERLINK(&quot;file:///home/yonatan/Documents/projects/vaccines/code/export/GSE59635.SDY63_A_Perth_16_2009_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California_7_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C</text:p>
          </table:table-cell>
          <table:table-cell table:number-columns-repeated="2"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California_7_2009_FC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A_Perth_16_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.D28</text:p>
          </table:table-cell>
          <table:table-cell office:value-type="float" office:value="1" calcext:value-type="float">
            <text:p>1</text:p>
          </table:table-cell>
          <table:table-cell office:value-type="float" office:value="0.71" calcext:value-type="float">
            <text:p>0.71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A_Perth_16_2009_HAI.D28_discard_seroprotected_older-only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I.D28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  <table:table-cell table:formula="of:=HYPERLINK(&quot;file:///home/yonatan/Documents/projects/vaccines/code/export/GSE59635.SDY63_B_Brisbane_60_2008_HAI.D28_discard_seroprotected_older-only.html&quot;; &quot;Link&quot;)" office:value-type="string" office:string-value="Link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4" meta:object-count="0"/>
    <meta:generator>LibreOffice/7.3.7.2$Linux_X86_64 LibreOffice_project/30$Build-2</meta:generator>
  </office:meta>
</office:document-meta>
</file>